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ab-stops>
          <style:tab-stop style:position="6.111in"/>
        </style:tab-stops>
      </style:paragraph-properties>
      <style:text-properties officeooo:rsid="000e8efe" officeooo:paragraph-rsid="000e8efe"/>
    </style:style>
    <style:style style:name="P2" style:family="paragraph" style:parent-style-name="Standard">
      <style:paragraph-properties fo:text-align="start" style:justify-single-word="false"/>
      <style:text-properties fo:font-weight="bold" officeooo:rsid="000e8efe" officeooo:paragraph-rsid="000e8efe" style:font-weight-asian="bold" style:font-weight-complex="bold"/>
    </style:style>
    <style:style style:name="P3" style:family="paragraph" style:parent-style-name="Standard">
      <style:paragraph-properties fo:text-align="start" style:justify-single-word="false"/>
      <style:text-properties fo:font-size="11pt" officeooo:rsid="000e8efe" officeooo:paragraph-rsid="000e8efe" style:font-size-asian="11pt" style:font-size-complex="11pt"/>
    </style:style>
    <style:style style:name="P4" style:family="paragraph" style:parent-style-name="Standard">
      <style:paragraph-properties fo:text-align="start" style:justify-single-word="false">
        <style:tab-stops>
          <style:tab-stop style:position="6.111in"/>
        </style:tab-stops>
      </style:paragraph-properties>
      <style:text-properties fo:font-size="11pt" officeooo:rsid="000e8efe" officeooo:paragraph-rsid="000e8efe" style:font-size-asian="11pt" style:font-size-complex="11pt"/>
    </style:style>
    <style:style style:name="T1" style:family="text">
      <style:text-properties officeooo:rsid="000e8efe"/>
    </style:style>
    <style:style style:name="T2" style:family="text">
      <style:text-properties fo:font-size="10pt" style:font-size-asian="10pt" style:font-size-complex="10pt"/>
    </style:style>
    <style:style style:name="T3" style:family="text">
      <style:text-properties fo:font-size="10pt" officeooo:rsid="000e8efe"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ponse to “China’s population is shrinking and its economy is losing ground”</text:p>
      <text:p text:style-name="P3">From “The Economist” </text:p>
      <text:p text:style-name="P4">Ryan Cummings</text:p>
      <text:p text:style-name="P4">1/20/2024</text:p>
      <text:p text:style-name="P4"/>
      <text:p text:style-name="Standard"><text:tab/><text:span text:style-name="T2">The article extensively quotes Li Qiang, the Prime Minister of China and former head of the Chinese Communist Party in Shanghai. <text:s/></text:span><text:span text:style-name="T3">His political position and audience, in this case the World Economic Forum in Davos, leads to precisely the use of numbers and statistics that Joel Best’s excerpt from “Damned Lies and Statistics” discussed. <text:s/>In particular, Qiang has strong incentives to show economic data and COVID death rates as better than they likely are. <text:s/>Qiang and China more generally, treat the audience of </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07:40:27.260488081</meta:creation-date>
    <dc:date>2024-01-20T11:24:03.736847965</dc:date>
    <meta:editing-duration>PT3H43M37S</meta:editing-duration>
    <meta:editing-cycles>1</meta:editing-cycles>
    <meta:document-statistic meta:table-count="0" meta:image-count="0" meta:object-count="0" meta:page-count="1" meta:paragraph-count="5" meta:word-count="101" meta:character-count="635" meta:non-whitespace-character-count="533"/>
    <meta:generator>LibreOffice/7.6.4.1$Linux_X86_64 LibreOffice_project/60$Build-1</meta:generator>
  </office:meta>
</office:document-meta>
</file>